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DejaVu Sans Mono1" svg:font-family="'DejaVu Sans Mono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officeooo:rsid="001152ec" officeooo:paragraph-rsid="001152e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ec82e" style:font-weight-asian="bold"/>
    </style:style>
    <style:style style:name="T3" style:family="text">
      <style:text-properties fo:font-weight="bold" officeooo:rsid="00107cb5" style:font-weight-asian="bold"/>
    </style:style>
    <style:style style:name="T4" style:family="text">
      <style:text-properties fo:font-weight="bold" officeooo:rsid="001152ec" style:font-weight-asian="bold"/>
    </style:style>
    <style:style style:name="T5" style:family="text">
      <style:text-properties fo:color="#000000"/>
    </style:style>
    <style:style style:name="T6" style:family="text">
      <style:text-properties fo:color="#000000" style:font-name="DejaVu Sans Mono1" fo:font-size="12pt" fo:font-style="normal" fo:font-weight="normal" style:font-size-asian="12pt" style:font-style-asian="normal" style:font-weight-asian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style:text-underline-style="solid" style:text-underline-width="auto" style:text-underline-color="font-color" fo:font-weight="bold" officeooo:rsid="000ec82e" style:font-weight-asian="bold"/>
    </style:style>
    <style:style style:name="T10" style:family="text">
      <style:text-properties style:text-underline-style="solid" style:text-underline-width="auto" style:text-underline-color="font-color" fo:font-weight="bold" officeooo:rsid="00107cb5" style:font-weight-asian="bold"/>
    </style:style>
    <style:style style:name="T11" style:family="text">
      <style:text-properties style:text-underline-style="solid" style:text-underline-width="auto" style:text-underline-color="font-color" officeooo:rsid="000da83e"/>
    </style:style>
    <style:style style:name="T12" style:family="text">
      <style:text-properties officeooo:rsid="000da83e"/>
    </style:style>
    <style:style style:name="T13" style:family="text">
      <style:text-properties officeooo:rsid="001152ec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852193277024" text:id="ct93852193277024">
          <text:insertion>
            <office:change-info>
              <dc:creator>Unknown Author</dc:creator>
              <dc:date>2020-10-15T17:45:22</dc:date>
            </office:change-info>
          </text:insertion>
        </text:changed-region>
        <text:changed-region xml:id="ct93852207903456" text:id="ct93852207903456">
          <text:deletion>
            <office:change-info>
              <dc:creator>Unknown Author</dc:creator>
              <dc:date>2020-10-15T17:46:02</dc:date>
            </office:change-info>
            <text:p text:style-name="Standard">_</text:p>
          </text:deletion>
        </text:changed-region>
        <text:changed-region xml:id="ct93852193640368" text:id="ct93852193640368">
          <text:insertion>
            <office:change-info>
              <dc:creator>Unknown Author</dc:creator>
              <dc:date>2020-10-15T17:46:06</dc:date>
            </office:change-info>
          </text:insertion>
        </text:changed-region>
        <text:changed-region xml:id="ct93852220477440" text:id="ct93852220477440">
          <text:deletion>
            <office:change-info>
              <dc:creator>Unknown Author</dc:creator>
              <dc:date>2020-10-15T17:46:04</dc:date>
            </office:change-info>
            <text:p text:style-name="Standard">_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Kyle Morley</text:span></text:p>
      <text:p text:style-name="P2"><text:span text:style-name="T1">HW3.1 Template:</text:span></text:p>
      <text:p text:style-name="P2"><text:span text:style-name="T1">Midpoint checkin (9 point bonus)</text:span></text:p>
      <text:p text:style-name="P4"/>
      <text:p text:style-name="Standard"/>
      <text:p text:style-name="Standard"><text:span text:style-name="T1">CHECKING FOR FIXED LENGTH FILES</text:span><text:line-break/>Dict rec_size: <text:s text:c="2"/><text:span text:style-name="T11">26</text:span><text:change-start text:change-id="ct93852193277024"/><text:span text:style-name="T12"> </text:span><text:change-end text:change-id="ct93852193277024"/>bytes</text:p>
      <text:p text:style-name="Standard"/>
      <text:p text:style-name="Standard">Num unique terms: <text:s/><text:change text:change-id="ct93852207903456"/><text:span text:style-name="T7">29,221</text:span><text:change-start text:change-id="ct93852193640368"/> <text:change-end text:change-id="ct93852193640368"/><text:change text:change-id="ct93852220477440"/>terms</text:p>
      <text:p text:style-name="Standard"/>
      <text:p text:style-name="Standard">Predicted dict.txt size: <text:span text:style-name="T7">0.7245</text:span> MB</text:p>
      <text:p text:style-name="Standard"/>
      <text:p text:style-name="Standard">Post rec_size: <text:s text:c="6"/><text:span text:style-name="T11">13</text:span><text:span text:style-name="T7">_</text:span> bytes</text:p>
      <text:p text:style-name="Standard"/>
      <text:p text:style-name="Standard">Num postings (wc –l post.txt): <text:s/><text:span text:style-name="T7">180990</text:span> postings</text:p>
      <text:p text:style-name="Standard"/>
      <text:p text:style-name="Standard">Predicted post.txt size: <text:span text:style-name="T7">2.24</text:span> MB</text:p>
      <text:p text:style-name="Standard"/>
      <text:p text:style-name="Standard">Map rec_size: <text:s text:c="6"/><text:span text:style-name="T11">69</text:span> bytes</text:p>
      <text:p text:style-name="Standard"/>
      <text:p text:style-name="Standard">Num documents: <text:s/><text:span text:style-name="T11">955</text:span> terms</text:p>
      <text:p text:style-name="Standard"/>
      <text:p text:style-name="Standard">Predicted map.txt size: <text:span text:style-name="T7">0.0628</text:span> MB</text:p>
      <text:p text:style-name="Standard"/>
      <text:p text:style-name="Standard">Results of ls –l on turing showing file sizes</text:p>
      <text:p text:style-name="Standard"/>
      <text:p text:style-name="Preformatted_20_Text">kem021@turing:~/Info/Tokenizer$ ls -l output/</text:p>
      <text:p text:style-name="Preformatted_20_Text">total 3336</text:p>
      <text:p text:style-name="Preformatted_20_Text">-rw-rw---- 1 kem021 kem021 <text:s/>987662 Oct 15 17:35 dictionary.txt</text:p>
      <text:p text:style-name="Preformatted_20_Text">-rw-rw---- 1 kem021 kem021 <text:s text:c="2"/>65895 Oct 15 17:35 mappings.txt</text:p>
      <text:p text:style-name="P1">-rw-rw---- 1 kem021 kem021 2352870 Oct 15 17:35 postings.txt</text:p>
      <text:p text:style-name="Standard"><text:span text:style-name="T1">CHECKING FOR FILE CONTENTS</text:span><text:line-break/><text:span text:style-name="T1">First 5 lines of dict.txt</text:span></text:p>
      <text:p text:style-name="Standard"><text:span text:style-name="T1"/></text:p>
      <text:p text:style-name="Standard"><text:span text:style-name="T6">transmission 1 <text:s text:c="2"/>944268 <text:s/></text:span><text:span text:style-name="T5"><text:line-break/></text:span><text:span text:style-name="T6">disney <text:s text:c="6"/>2 <text:s text:c="2"/>1680952 </text:span><text:span text:style-name="T5"><text:line-break/></text:span><text:span text:style-name="T6"> <text:s text:c="24"/></text:span><text:span text:style-name="T5"><text:line-break/></text:span><text:span text:style-name="T6"> <text:s text:c="24"/></text:span><text:span text:style-name="T5"><text:line-break/></text:span><text:span text:style-name="T6">assumptions <text:s/>6 <text:s text:c="2"/>1624376 </text:span></text:p>
      <text:p text:style-name="Standard"/>
      <text:p text:style-name="Standard"><text:span text:style-name="T1">First 5 lines of post.txt</text:span></text:p>
      <text:p text:style-name="Standard"/>
      <text:p text:style-name="Standard">1 0.004299<text:line-break/>2 0.009758<text:line-break/>3 0.006340<text:line-break/><text:soft-page-break/>4 0.003495<text:line-break/>5 0.006486</text:p>
      <text:p text:style-name="Standard"/>
      <text:p text:style-name="Standard"/>
      <text:p text:style-name="Standard"/>
      <text:p text:style-name="Standard"><text:span text:style-name="T1">First 5 lines of map.txt</text:span></text:p>
      <text:p text:style-name="Preformatted_20_Text">1 <text:s text:c="2"/>/home/sgauch/public_html/5533/files/799.html <text:s text:c="19"/></text:p>
      <text:p text:style-name="Preformatted_20_Text">2 <text:s text:c="2"/>/home/sgauch/public_html/5533/files/64.html <text:s text:c="20"/></text:p>
      <text:p text:style-name="Preformatted_20_Text">3 <text:s text:c="2"/>/home/sgauch/public_html/5533/files/558.html <text:s text:c="19"/></text:p>
      <text:p text:style-name="Preformatted_20_Text">4 <text:s text:c="2"/>/home/sgauch/public_html/5533/files/476.html <text:s text:c="19"/></text:p>
      <text:p text:style-name="P1">5 <text:s text:c="2"/>/home/sgauch/public_html/5533/files/977.html <text:s text:c="19"/></text:p>
      <text:p text:style-name="P3"/>
      <text:p text:style-name="Standard"><text:span text:style-name="T1">CHECKING TERM WEIGHT CALCULATIONS</text:span></text:p>
      <text:p text:style-name="P3"/>
      <text:p text:style-name="Standard"><text:span text:style-name="T1">Num_docs for algorithm (from dict.txt): <text:s/></text:span><text:span text:style-name="T9">955</text:span><text:span text:style-name="T1"> documents</text:span></text:p>
      <text:p text:style-name="P3"/>
      <text:p text:style-name="Standard"><text:span text:style-name="T1">idf of “algorithm” (calculated): <text:s/></text:span><text:span text:style-name="T9">47/955 = 20.32</text:span></text:p>
      <text:p text:style-name="P3"/>
      <text:p text:style-name="Standard"><text:span text:style-name="T1">freq of “algorithm” in document 27 (checked with grep): </text:span><text:span text:style-name="T9">3</text:span><text:span text:style-name="T1"> occurrences</text:span></text:p>
      <text:p text:style-name="P3"/>
      <text:p text:style-name="Standard"><text:span text:style-name="T1">num tokens in document 27 (from indexing code): </text:span><text:span text:style-name="T10">1435</text:span><text:span text:style-name="T1"> <text:s/>tokens</text:span></text:p>
      <text:p text:style-name="P3"/>
      <text:p text:style-name="Standard"><text:span text:style-name="T1">normalized tf for “algorithm” in document </text:span><text:span text:style-name="T8">27: </text:span><text:span text:style-name="T10">3/1435 = 0.00209</text:span><text:span text:style-name="T3"> </text:span></text:p>
      <text:p text:style-name="P3"/>
      <text:p text:style-name="Standard"><text:span text:style-name="T1">predicted wt for “algorithm” in document 27 (norm_tf * idf, calculated): <text:s/></text:span></text:p>
      <text:p text:style-name="P3"/>
      <text:p text:style-name="Standard"><text:span text:style-name="T10">0.0424</text:span><text:span text:style-name="T8">_</text:span><text:span text:style-name="T1">_____________________</text:span></text:p>
      <text:p text:style-name="P3"/>
      <text:p text:style-name="Standard"><text:span text:style-name="T1">post record for algorithm for document 27: </text:span><text:span text:style-name="T8">624 0.042479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DejaVu Sans Mono1" svg:font-family="'DejaVu Sans Mono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name-asian="Lucida Grande1" style:font-family-asian="'Lucida Grande'" style:font-family-generic-asian="system" style:font-pitch-asian="variable" style:font-size-asian="9pt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Lucida Grande" fo:font-family="'Lucida Grande'" style:font-family-generic="roman" style:font-pitch="variable" fo:font-size="9pt" style:font-name-asian="Lucida Grande1" style:font-family-asian="'Lucida Grande'" style:font-family-generic-asian="system" style:font-pitch-asian="variable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usan Gauch</meta:initial-creator>
    <meta:editing-cycles>5</meta:editing-cycles>
    <meta:creation-date>2020-10-12T15:42:00</meta:creation-date>
    <dc:date>2020-10-15T18:46:29.642088866</dc:date>
    <meta:editing-duration>PT37M40S</meta:editing-duration>
    <meta:generator>LibreOffice/6.4.3.2$Linux_X86_64 LibreOffice_project/40$Build-2</meta:generator>
    <meta:document-statistic meta:table-count="0" meta:image-count="0" meta:object-count="0" meta:page-count="2" meta:paragraph-count="37" meta:word-count="217" meta:character-count="1765" meta:non-whitespace-character-count="1379"/>
    <meta:user-defined meta:name="AppVersion">14.0000</meta:user-defined>
    <meta:user-defined meta:name="Company">University of Arkans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